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384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6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6.403cm"/>
    </style:style>
    <style:style style:name="co12" style:family="table-column">
      <style:table-column-properties fo:break-before="auto" style:column-width="4.736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16.574cm"/>
    </style:style>
    <style:style style:name="co16" style:family="table-column">
      <style:table-column-properties fo:break-before="auto" style:column-width="61.842cm"/>
    </style:style>
    <style:style style:name="co17" style:family="table-column">
      <style:table-column-properties fo:break-before="auto" style:column-width="18.868cm"/>
    </style:style>
    <style:style style:name="co18" style:family="table-column">
      <style:table-column-properties fo:break-before="auto" style:column-width="2.221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1.921cm"/>
    </style:style>
    <style:style style:name="co21" style:family="table-column">
      <style:table-column-properties fo:break-before="auto" style:column-width="2.522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10.285cm"/>
    </style:style>
    <style:style style:name="co24" style:family="table-column">
      <style:table-column-properties fo:break-before="auto" style:column-width="5.009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Arial" fo:font-size="14pt" style:font-name-asian="DejaVu Sans" style:font-size-asian="14pt" style:font-name-complex="DejaVu Sans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21" table:default-cell-style-name="ce2"/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 table:number-columns-repeated="3"/>
          <table:table-cell office:value-type="string">
            <text:p>12-24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5"/>
          <table:table-cell office:value-type="string">
            <text:p>Asiago_d'allevo_cheese</text:p>
          </table:table-cell>
          <table:table-cell table:number-columns-repeated="998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-3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5"/>
          <table:table-cell office:value-type="string">
            <text:p>Asiago_pressato_cheese</text:p>
          </table:table-cell>
          <table:table-cell table:number-columns-repeated="998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min 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dossola</text:p>
          </table:table-cell>
          <table:table-cell office:value-type="string">
            <text:p>Gruyere</text:p>
          </table:table-cell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office:value-type="string">
            <text:p>Bettelmatt_cheese</text:p>
          </table:table-cell>
          <table:table-cell table:number-columns-repeated="998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0 year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50 cm</text:p>
          </table:table-cell>
          <table:table-cell office:value-type="string">
            <text:p>8-25 kg</text:p>
          </table:table-cell>
          <table:table-cell office:value-type="string">
            <text:p>8-10 cm</text:p>
          </table:table-cell>
          <table:table-cell office:value-type="string">
            <text:p>Bitto_Valtellina_cheese</text:p>
          </table:table-cell>
          <table:table-cell table:number-columns-repeated="998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table, melting</text:p>
          </table:table-cell>
          <table:table-cell office:value-type="string">
            <text:p>natural</text:p>
          </table:table-cell>
          <table:table-cell table:number-columns-repeated="4"/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tenero o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soft</text:p>
          </table:table-cell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5"/>
          <table:table-cell office:value-type="string">
            <text:p>Bros_cheese</text:p>
          </table:table-cell>
          <table:table-cell table:number-columns-repeated="998"/>
        </table:table-row>
        <table:table-row table:style-name="ro1">
          <table:table-cell office:value-type="string">
            <text:p>Caciocavallo ragusa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9"/>
          <table:table-cell office:value-type="string">
            <text:p>Caciocavallo_Silano_cheese</text:p>
          </table:table-cell>
          <table:table-cell table:number-columns-repeated="998"/>
        </table:table-row>
        <table:table-row table:style-name="ro1">
          <table:table-cell office:value-type="string">
            <text:p>Canestrato di Moliter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3"/>
          <table:table-cell office:value-type="string">
            <text:p>table, grating</text:p>
          </table:table-cell>
          <table:table-cell table:number-columns-repeated="1004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1008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9"/>
          <table:table-cell office:value-type="string">
            <text:p>Caciotta_cheese</text:p>
          </table:table-cell>
          <table:table-cell table:number-columns-repeated="998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999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/>
          <table:table-cell office:value-type="string">
            <text:p>2-8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table:number-columns-repeated="999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80 day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/>
          <table:table-cell office:value-type="string">
            <text:p>fontina_cheese</text:p>
          </table:table-cell>
          <table:table-cell table:number-columns-repeated="997"/>
        </table:table-row>
        <table:table-row table:style-name="ro1">
          <table:table-cell office:value-type="string">
            <text:p>Formaggella del luinese</text:p>
          </table:table-cell>
          <table:table-cell table:number-columns-repeated="3"/>
          <table:table-cell office:value-type="string">
            <text:p>goat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table:number-columns-repeated="1008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number-columns-repeated="1008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Giacobin de Zen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, blue?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/>
          <table:table-cell office:value-type="string">
            <text:p>gorgonzola_cheese</text:p>
          </table:table-cell>
          <table:table-cell table:number-columns-repeated="997"/>
        </table:table-row>
        <table:table-row table:style-name="ro1">
          <table:table-cell office:value-type="string">
            <text:p>Grana pada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3"/>
          <table:table-cell office:value-type="string">
            <text:p>grating, table</text:p>
          </table:table-cell>
          <table:table-cell/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/>
          <table:table-cell office:value-type="string">
            <text:p>parmesan_cheese</text:p>
          </table:table-cell>
          <table:table-cell table:number-columns-repeated="997"/>
        </table:table-row>
        <table:table-row table:style-name="ro1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1008"/>
        </table:table-row>
        <table:table-row table:style-name="ro1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/>
          <table:table-cell office:value-type="string">
            <text:p>table</text:p>
          </table:table-cell>
          <table:table-cell table:number-columns-repeated="1004"/>
        </table:table-row>
        <table:table-row table:style-name="ro1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10"/>
          <table:table-cell office:value-type="string">
            <text:p>mozzarella_cheese</text:p>
          </table:table-cell>
          <table:table-cell table:number-columns-repeated="997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999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6"/>
        </table:table-row>
        <table:table-row table:style-name="ro1">
          <table:table-cell office:value-type="string">
            <text:p>Parmigiano reggi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10"/>
          <table:table-cell office:value-type="string">
            <text:p>parmesan_cheese</text:p>
          </table:table-cell>
          <table:table-cell table:number-columns-repeated="997"/>
        </table:table-row>
        <table:table-row table:style-name="ro1">
          <table:table-cell office:value-type="string">
            <text:p>Pecorino di f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di Picinisc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8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roman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/>
          <table:table-cell office:value-type="string">
            <text:p>grating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sard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9"/>
          <table:table-cell office:value-type="string">
            <text:p>Pecorino_sard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sic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"/>
          <table:table-cell office:value-type="string">
            <text:p>Pecorino_Sicilian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tosc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9"/>
          <table:table-cell office:value-type="string">
            <text:p>Piacentinu_di_Enna_cheese</text:p>
          </table:table-cell>
          <table:table-cell table:number-columns-repeated="998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essat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ovolone</text:p>
          </table:table-cell>
          <table:table-cell table:number-columns-repeated="9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Provolone del mona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table:number-columns-repeated="1008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3"/>
          <table:table-cell office:value-type="string">
            <text:p>1-100 kg</text:p>
          </table:table-cell>
          <table:table-cell table:number-columns-repeated="1000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3"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999"/>
        </table:table-row>
        <table:table-row table:style-name="ro1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table:number-columns-repeated="9"/>
          <table:table-cell office:value-type="string">
            <text:p>Ragusano_cheese</text:p>
          </table:table-cell>
          <table:table-cell table:number-columns-repeated="998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1"/>
          <table:table-cell office:value-type="string">
            <text:p>ricotta_cheese</text:p>
          </table:table-cell>
          <table:table-cell table:number-columns-repeated="997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999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8"/>
        </table:table-row>
        <table:table-row table:style-name="ro1">
          <table:table-cell office:value-type="string">
            <text:p>Scamorz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999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9"/>
          <table:table-cell office:value-type="string">
            <text:p>Squaquarone_cheese</text:p>
          </table:table-cell>
          <table:table-cell table:number-columns-repeated="998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Stracchi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table:number-columns-repeated="999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3"/>
          <table:table-cell office:value-type="string">
            <text:p>table, grilling</text:p>
          </table:table-cell>
          <table:table-cell table:number-columns-repeated="2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999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</text:p>
          </table:table-cell>
          <table:table-cell table:number-columns-repeated="2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999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9"/>
          <table:table-cell office:value-type="string">
            <text:p>Vastedda_della_Valle_del_Belice_cheese</text:p>
          </table:table-cell>
          <table:table-cell table:number-columns-repeated="998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999"/>
        </table:table-row>
        <table:table-row table:style-name="ro1">
          <table:table-cell office:value-type="string">
            <text:p>Agrì di Valtor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 office:value-type="string">
            <text:p>Val Brembana, Valtort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6-7 cm</text:p>
          </table:table-cell>
          <table:table-cell office:value-type="string">
            <text:p>70-80 g</text:p>
          </table:table-cell>
          <table:table-cell office:value-type="string">
            <text:p>3-4 cm</text:p>
          </table:table-cell>
          <table:table-cell office:value-type="string">
            <text:p>Agrì_di_Valtorta_cheese</text:p>
          </table:table-cell>
          <table:table-cell table:number-columns-repeated="998"/>
        </table:table-row>
        <table:table-row table:style-name="ro1">
          <table:table-cell office:value-type="string">
            <text:p>Bagòss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emi-cook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 office:value-type="string">
            <text:p>Bagolino</text:p>
          </table:table-cell>
          <table:table-cell office:value-type="string">
            <text:p>Valle del Caffaro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40 cm</text:p>
          </table:table-cell>
          <table:table-cell office:value-type="string">
            <text:p>15-16 kg</text:p>
          </table:table-cell>
          <table:table-cell office:value-type="string">
            <text:p>12-14 cm</text:p>
          </table:table-cell>
          <table:table-cell office:value-type="string">
            <text:p>Bagòss_di_Bagolino_cheese</text:p>
          </table:table-cell>
          <table:table-cell table:number-columns-repeated="99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database-ranges>
        <table:database-range table:target-range-address="Sheet1.A2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4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20T14:50:57</dc:date>
    <dc:creator>Paolo Castagna</dc:creator>
    <meta:editing-duration>PT07H25M53S</meta:editing-duration>
    <meta:editing-cycles>31</meta:editing-cycles>
    <meta:document-statistic meta:table-count="3" meta:cell-count="665" meta:object-count="0"/>
    <meta:user-defined meta:name="Info 1"/>
    <meta:user-defined meta:name="Info 2"/>
    <meta:user-defined meta:name="Info 3"/>
    <meta:user-defined meta:name="Info 4"/>
  </office:meta>
</office:document-meta>
</file>